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4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 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i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 =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 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=</text:p>
          </table:table-cell>
          <table:table-cell table:formula="of:=[.E5]*[.E2]" office:value-type="float" office:value="105" calcext:value-type="float">
            <text:p>105</text:p>
          </table:table-cell>
          <table:table-cell office:value-type="string" calcext:value-type="string">
            <text:p>E =</text:p>
          </table:table-cell>
          <table:table-cell table:formula="of:=([.C2]-([.C3]+[.C4]))/[.E2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S =</text:p>
          </table:table-cell>
          <table:table-cell table:formula="of:=SUM([.C3:.C5])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[.C2]+([.C3]+[.C4])"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6.6" calcext:value-type="float">
            <text:p>6,6</text:p>
          </table:table-cell>
        </table:table-row>
        <table:table-row table:style-name="ro1">
          <table:table-cell table:number-columns-repeated="2"/>
          <table:table-cell table:formula="of:=SUM(450;[.E11]*[.E2];0)" office:value-type="float" office:value="456.6" calcext:value-type="float">
            <text:p>456,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20:34:59.92898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0:39:32.681524000</meta:creation-date>
    <dc:date>2016-01-27T20:45:34.615992000</dc:date>
    <meta:editing-duration>PT1H19M58S</meta:editing-duration>
    <meta:editing-cycles>3</meta:editing-cycles>
    <meta:generator>LibreOffice/5.0.3.2$MacOSX_X86_64 LibreOffice_project/e5f16313668ac592c1bfb310f4390624e3dbfb75</meta:generator>
    <meta:document-statistic meta:table-count="1" meta:cell-count="17" meta:object-count="0"/>
  </office:meta>
</office:document-meta>
</file>